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est_one_one_lstm_metrics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D</text:p>
          </table:table-cell>
          <table:table-cell table:style-name="ce1"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.24606323788078E-028" calcext:value-type="float">
            <text:p>1.24606323788078E-28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style-name="ce3" office:value-type="float" office:value="1.24606323788078E-028" calcext:value-type="float">
            <text:p>1.24606323788078E-28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2T17:20:11.216143179</dc:date>
    <meta:editing-duration>PT1M13S</meta:editing-duration>
    <meta:editing-cycles>1</meta:editing-cycles>
    <meta:document-statistic meta:table-count="1" meta:cell-count="9" meta:object-count="0"/>
    <meta:generator>LibreOffice/6.0.7.3$Linux_X86_64 LibreOffice_project/00m0$Build-3</meta:generator>
  </office:meta>
</office:document-meta>
</file>